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12pt"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style>
    <style:style style:name="P3" style:family="paragraph" style:parent-style-name="Standard">
      <style:text-properties style:font-name="Times New Roman" fo:font-size="12pt" fo:font-style="italic" style:font-name-asian="Times New Roman1" style:font-size-asian="12pt" style:font-style-asian="italic" style:font-name-complex="Times New Roman1" style:font-size-complex="12pt"/>
    </style:style>
    <style:style style:name="P4"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6" style:family="paragraph" style:parent-style-name="Standard">
      <style:text-properties style:font-name="Times New Roman" fo:font-size="17pt" fo:font-weight="bold" style:font-name-asian="Times New Roman1" style:font-size-asian="17pt" style:font-weight-asian="bold" style:font-name-complex="Times New Roman1" style:font-size-complex="17pt"/>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master-page-name="Standard">
      <style:paragraph-properties style:page-number="1"/>
    </style:style>
    <style:style style:name="T1" style:family="text">
      <style:text-properties style:font-name="Times New Roman" fo:font-size="21pt" style:text-underline-style="solid" style:text-underline-width="auto" style:text-underline-color="font-color" fo:font-weight="bold" style:font-name-asian="Times New Roman1" style:font-size-asian="21pt" style:font-weight-asian="bold" style:font-name-complex="Times New Roman1" style:font-size-complex="21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style:style style:name="T6"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7" style:family="text">
      <style:text-properties style:font-name="Times New Roman" fo:font-size="16pt" fo:font-weight="bold" style:font-name-asian="Times New Roman1" style:font-size-asian="16pt" style:font-weight-asian="bold" style:font-name-complex="Times New Roman1" style:font-size-complex="16pt"/>
    </style:style>
    <style:style style:name="T8" style:family="text">
      <style:text-properties style:font-name="Times New Roman" fo:font-size="13pt" style:font-name-asian="Times New Roman1" style:font-size-asian="13pt" style:font-name-complex="Times New Roman1" style:font-size-complex="13pt"/>
    </style:style>
    <style:style style:name="T9" style:family="text">
      <style:text-properties style:font-name="Times New Roman" fo:font-size="17pt" fo:font-weight="bold" style:font-name-asian="Times New Roman1" style:font-size-asian="17pt" style:font-weight-asian="bold" style:font-name-complex="Times New Roman1" style:font-size-complex="1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Refactoring document</text:span></text:p>
      <text:p text:style-name="P1"/>
      <text:p text:style-name="Standard"><text:span text:style-name="T7">Potential refactoring targets:</text:span></text:p>
      <text:p text:style-name="P1"/>
      <text:p text:style-name="Standard"><text:span text:style-name="T2">We have identified refactoring targets based on bad code smell.</text:span></text:p>
      <text:p text:style-name="Standard"><text:span text:style-name="T2">1) State Pattern</text:span></text:p>
      <text:p text:style-name="Standard"><text:span text:style-name="T2">2) Observer Pattern</text:span></text:p>
      <text:p text:style-name="Standard"><text:span text:style-name="T2">3) Command Pattern</text:span></text:p>
      <text:p text:style-name="Standard"><text:span text:style-name="T2">4) Change in issue condition for special orders</text:span></text:p>
      <text:p text:style-name="Standard"><text:span text:style-name="T2">5) Removal of redundant command line calls</text:span></text:p>
      <text:p text:style-name="Standard"><text:span text:style-name="T2">6) Updated termination condition for Game</text:span></text:p>
      <text:p text:style-name="Standard"><text:span text:style-name="T2">7) Concatenation of multiple checks</text:span></text:p>
      <text:p text:style-name="Standard"><text:span text:style-name="T2">8) Showmap functionality (reduced redundancy)</text:span></text:p>
      <text:p text:style-name="Standard"><text:span text:style-name="T2">9) refactored temp order Creation, reduced extra objects.</text:span></text:p>
      <text:p text:style-name="Standard"><text:span text:style-name="T2">10) editmap and loadmap redundant code removed from EDITMAP phase</text:span></text:p>
      <text:p text:style-name="Standard"><text:span text:style-name="T2">11) getting validation part for orders in individual classes(discarded)</text:span></text:p>
      <text:p text:style-name="Standard"><text:span text:style-name="T2">12) Breaking down a large method into smaller functions to improve code readability</text:span></text:p>
      <text:p text:style-name="Standard"><text:span text:style-name="T2">13) Considering deeply nested <text:s/>code to be refactored.</text:span></text:p>
      <text:p text:style-name="Standard"><text:span text:style-name="T2">14) renaming methods</text:span></text:p>
      <text:p text:style-name="Standard"><text:span text:style-name="T2">15)</text:span><text:span text:style-name="T8"> </text:span><text:span text:style-name="T2">Push down for getter and setter for players in Order class</text:span></text:p>
      <text:p text:style-name="P1"><text:soft-page-break/></text:p>
      <text:p text:style-name="Standard"><text:span text:style-name="T9">Actual refactoring targets:</text:span></text:p>
      <text:p text:style-name="Standard"><text:span text:style-name="T2">• Give the rationale explaining how you have chosen or excluded some of the potential refactoring targets.</text:span></text:p>
      <text:p text:style-name="Standard"><text:span text:style-name="T2">1) State Pattern</text:span></text:p>
      <text:p text:style-name="Standard"><text:span text:style-name="T2">2) Observer Pattern</text:span></text:p>
      <text:p text:style-name="Standard"><text:span text:style-name="T2">3) Command Pattern</text:span></text:p>
      <text:p text:style-name="Standard"><text:span text:style-name="T2">4) ShowMap Redundant code refactored.</text:span></text:p>
      <text:p text:style-name="Standard"><text:span text:style-name="T2">5) editmap and loadmap redundant code removed from EDITMAP phase</text:span></text:p>
      <text:p text:style-name="Standard"><text:span text:style-name="T2">6) <text:s/>refactored temp order Creation, reduced extra objects (minor refactoring)</text:span></text:p>
      <text:p text:style-name="P1"/>
      <text:p text:style-name="P6"/>
      <text:p text:style-name="P6"/>
      <text:p text:style-name="P6"/>
      <text:p text:style-name="P1"/>
      <text:p text:style-name="P1"/>
      <text:p text:style-name="P1"/>
      <text:p text:style-name="P1"/>
      <text:p text:style-name="Standard"><text:span text:style-name="T3">1) </text:span><text:span text:style-name="T4">State Pattern</text:span></text:p>
      <text:p text:style-name="P1"/>
      <text:p text:style-name="Standard"><text:span text:style-name="T3">Client :</text:span><text:span text:style-name="T5"> PlayRisk</text:span></text:p>
      <text:p text:style-name="Standard"><text:span text:style-name="T3">Context : </text:span><text:span text:style-name="T6"><text:s/></text:span><text:span text:style-name="T5">GameEngine</text:span></text:p>
      <text:p text:style-name="Standard"><text:soft-page-break/><text:span text:style-name="T3">State : </text:span><text:span text:style-name="T6"><text:s/></text:span><text:span text:style-name="T5">Phase</text:span></text:p>
      <text:p text:style-name="Standard"><text:span text:style-name="T3">ConcreteState :</text:span></text:p>
      <text:p text:style-name="Standard"><text:span text:style-name="T5">Edit</text:span></text:p>
      <text:p text:style-name="Standard"><text:span text:style-name="T5">PreLoad</text:span></text:p>
      <text:p text:style-name="Standard"><text:span text:style-name="T5">PostLoad</text:span></text:p>
      <text:p text:style-name="Standard"><text:span text:style-name="T5">Startup</text:span></text:p>
      <text:p text:style-name="Standard"><text:span text:style-name="T5">Play </text:span></text:p>
      <text:p text:style-name="Standard"><text:span text:style-name="T5">MainPlay</text:span></text:p>
      <text:p text:style-name="P2"/>
      <text:p text:style-name="Standard"><text:span text:style-name="T3">Tests:</text:span></text:p>
      <text:p text:style-name="Standard"><text:span text:style-name="T5">TestPhase</text:span></text:p>
      <text:p text:style-name="P3"/>
      <text:p text:style-name="Standard"><text:span text:style-name="T2">Refactoring was necessary to consider various states in the game and create an encapsulated state- based behaviour when a state changes.</text:span></text:p>
      <text:p text:style-name="Standard"><text:span text:style-name="T2">Before refactoring, the entire phase change code was implemented as part of GameEngine.</text:span></text:p>
      <text:p text:style-name="Standard"><text:span text:style-name="T2">After refactoring,the code now has state based behaviour and is <text:s/>organised better in different ConcreteState classes.The <text:s/>readability of the code has also improved.</text:span></text:p>
      <text:p text:style-name="P1"/>
      <text:p text:style-name="Standard"><text:span text:style-name="T3">2) </text:span><text:span text:style-name="T4">Observer Pattern</text:span></text:p>
      <text:p text:style-name="P1"/>
      <text:p text:style-name="Standard"><text:span text:style-name="T3">Client : </text:span><text:span text:style-name="T5">GameEngine</text:span></text:p>
      <text:p text:style-name="Standard"><text:span text:style-name="T3">Subject : </text:span><text:span text:style-name="T5">Observable</text:span></text:p>
      <text:p text:style-name="Standard"><text:span text:style-name="T3">ConcreteSubject :</text:span><text:span text:style-name="T5"> LogEntryBuffer</text:span></text:p>
      <text:p text:style-name="Standard"><text:soft-page-break/><text:span text:style-name="T3">Observer : </text:span><text:span text:style-name="T5">Observer</text:span></text:p>
      <text:p text:style-name="Standard"><text:span text:style-name="T3">ConcreteObserver : </text:span><text:span text:style-name="T5">WriteLogEntry</text:span></text:p>
      <text:p text:style-name="P3"/>
      <text:p text:style-name="Standard"><text:span text:style-name="T3">Tests: </text:span></text:p>
      <text:p text:style-name="Standard"><text:span text:style-name="T5">TestLogEntryBuffer</text:span></text:p>
      <text:p text:style-name="P1"/>
      <text:p text:style-name="Standard"><text:span text:style-name="T2">Refactoring was necessary because while generating a log file with all the phases,commands and command effects ,these values get changed multiple times in the game.</text:span></text:p>
      <text:p text:style-name="Standard"><text:span text:style-name="T2">After refactoring , whenever the phase, command <text:s/>changes state all it’s dependents are notified and in this case , they are written to the log file with the phase, command and command effects. </text:span></text:p>
      <text:p text:style-name="P1"/>
      <text:p text:style-name="P4"/>
      <text:p text:style-name="P4"/>
      <text:p text:style-name="Standard"><text:span text:style-name="T3">3) </text:span><text:span text:style-name="T4">Command Pattern</text:span></text:p>
      <text:p text:style-name="P1"/>
      <text:p text:style-name="Standard"><text:span text:style-name="T3">Client :</text:span><text:span text:style-name="T2"> </text:span><text:span text:style-name="T5">GameEngine (instantiates Orders)</text:span></text:p>
      <text:p text:style-name="Standard"><text:span text:style-name="T3">Invoker :</text:span><text:span text:style-name="T2"> </text:span><text:span text:style-name="T5">Player (adds Order Objects)</text:span></text:p>
      <text:p text:style-name="Standard"><text:span text:style-name="T3">Command :</text:span><text:span text:style-name="T2"> </text:span><text:span text:style-name="T5">Order (abstract interface to Orders)</text:span></text:p>
      <text:p text:style-name="Standard"><text:span text:style-name="T3">Driver :</text:span><text:span text:style-name="T2"> </text:span><text:span text:style-name="T5">PlayRisk (Game Driver)</text:span></text:p>
      <text:p text:style-name="Standard"><text:span text:style-name="T3">Concrete : (handles Orders which implements specific execution)</text:span></text:p>
      <text:list xml:id="list1499114100" text:style-name="WWNum1">
        <text:list-item>
          <text:p text:style-name="P7"><text:span text:style-name="T5">Deploy</text:span></text:p>
        </text:list-item>
        <text:list-item>
          <text:p text:style-name="P7"><text:span text:style-name="T5">Advance</text:span></text:p>
        </text:list-item>
        <text:list-item>
          <text:p text:style-name="P7"><text:span text:style-name="T5">Bomb</text:span></text:p>
        </text:list-item>
        <text:list-item>
          <text:p text:style-name="P7"><text:soft-page-break/><text:span text:style-name="T5">Airlift</text:span></text:p>
        </text:list-item>
        <text:list-item>
          <text:p text:style-name="P7"><text:span text:style-name="T5">Blockade</text:span></text:p>
        </text:list-item>
        <text:list-item>
          <text:p text:style-name="P7"><text:span text:style-name="T5">Diplomacy</text:span></text:p>
        </text:list-item>
      </text:list>
      <text:p text:style-name="P1"/>
      <text:p text:style-name="Standard"><text:span text:style-name="T3">Tests:</text:span></text:p>
      <text:p text:style-name="Standard"><text:span text:style-name="T5">TestDeploy</text:span></text:p>
      <text:p text:style-name="Standard"><text:span text:style-name="T5">TestBomb</text:span></text:p>
      <text:p text:style-name="Standard"><text:span text:style-name="T5">TestAdvance </text:span></text:p>
      <text:p text:style-name="Standard"><text:span text:style-name="T5">TestAttack</text:span></text:p>
      <text:p text:style-name="Standard"><text:span text:style-name="T5">TestBlockade</text:span></text:p>
      <text:p text:style-name="Standard"><text:span text:style-name="T5">TestDiplomacy</text:span></text:p>
      <text:p text:style-name="Standard"><text:span text:style-name="T5">TestAirlift</text:span></text:p>
      <text:p text:style-name="P1"/>
      <text:p text:style-name="Standard"><text:span text:style-name="T2">Refactoring operation was necessary as to consider different kind of Orders as compared to a single order in Build1</text:span></text:p>
      <text:p text:style-name="P1"/>
      <text:p text:style-name="Standard"><text:span text:style-name="T2">Before refactoring a Single Order was stored in specific queues for each Player and the entire implementation was in order class.</text:span></text:p>
      <text:p text:style-name="Standard"><text:span text:style-name="T2">After refactoring different classes were implemented from Order Class and specific execution methods were overridden in each special Order class.</text:span></text:p>
      <text:p text:style-name="P1"/>
      <text:p text:style-name="Standard"><text:span text:style-name="T3">4)</text:span><text:span text:style-name="T2"> </text:span><text:span text:style-name="T4">ShowMap functionality Refactor:</text:span></text:p>
      <text:p text:style-name="P5"/>
      <text:p text:style-name="Standard"><text:span text:style-name="T3">Client :</text:span><text:span text:style-name="T5"> MapView</text:span></text:p>
      <text:p text:style-name="Standard"><text:soft-page-break/><text:span text:style-name="T3">Class changed :</text:span><text:span text:style-name="T2"> </text:span><text:span text:style-name="T5">Load, MainPlay, StartUp, RunGameEngine</text:span></text:p>
      <text:p text:style-name="P1"/>
      <text:p text:style-name="Standard"><text:span text:style-name="T2">Refactoring is required because functionality of showmap is used at multiple places and was described at different places repeatedly with minor changes. Therefore, adding redundancy and so code is refactored.</text:span></text:p>
      <text:p text:style-name="P1"/>
      <text:p text:style-name="Standard"><text:span text:style-name="T2">Before refactoring ShowMap functionality description was present in Load, MainPlay, StartUp, RunGameEngine so was refactored and was described in a separate class MainView in view package.This improves <text:s/>the code readability and decreases the redundancy. </text:span></text:p>
      <text:p text:style-name="P1"/>
      <text:p text:style-name="P1"/>
      <text:p text:style-name="Standard"><text:span text:style-name="T4">5) editmap and loadmap redundant code Refactor :</text:span></text:p>
      <text:p text:style-name="P5"/>
      <text:p text:style-name="Standard"><text:span text:style-name="T3">Class Changed :</text:span><text:span text:style-name="T5"> GameEngine and Load</text:span></text:p>
      <text:p text:style-name="P1"/>
      <text:p text:style-name="Standard"><text:span text:style-name="T2">Refactoring is required because both the functionality of loadmap and editmap work similarly in both the phases. Therefore, redundant code is refactored.</text:span></text:p>
      <text:p text:style-name="P1"/>
      <text:p text:style-name="Standard"><text:span text:style-name="T2">Before refactoring editmap and loadmap functionality was present in both NULL and EDITMAP phases. </text:span></text:p>
      <text:p text:style-name="Standard"><text:span text:style-name="T2">After refactoring these functionalities are present in NULL Phase only. Therefore, in EDITMAP phase when edited map is saved its phase is changed to NULL Phase to use loadmap and editmap functionality.</text:span></text:p>
      <text:p text:style-name="P1"/>
      <text:p text:style-name="Standard"><text:span text:style-name="T4">6) refactored temp order Creation, reduced extra objects : (minor refactoring)</text:span></text:p>
      <text:p text:style-name="P5"/>
      <text:p text:style-name="Standard"><text:span text:style-name="T2">Refactoring was required in order to reduce creation of temporary objects for creation of Order.</text:span></text:p>
      <text:p text:style-name="P1"/>
      <text:p text:style-name="Standard"><text:span text:style-name="T2">Before refactoring during each issue order turn, An order was prevalidated and then The Order was stored in a temp Order Object. Which was next subsequently called in using issue_order() method.</text:span></text:p>
      <text:p text:style-name="Standard"><text:soft-page-break/><text:span text:style-name="T2">After refactoring during each issue order turn, an Order is prevalidated and then instead of storing it in a temp Object, The Order is directly added as a parameter to the addOrder() method using a new keyword, where Object is created on the go and added thus reducing temp Object creation of type Order.</text:span></text:p>
      <text:p text:style-name="P5"/>
      <text:p text:style-name="Standard"><text:span text:style-name="T3">Tests:</text:span></text:p>
      <text:p text:style-name="Standard"><text:span text:style-name="T5">TestAddOrder</text:span></text:p>
      <text:p text:style-name="Standard"><text:span text:style-name="T5">TestRemoveOrder</text:span></text:p>
      <text:p text:style-name="Standard"><text:span text:style-name="T5">TestBomb </text:span></text:p>
      <text:p text:style-name="Standard"><text:span text:style-name="T5">TestBlockade</text:span></text:p>
      <text:p text:style-name="Standard"><text:span text:style-name="T5">TestDiplomacy</text:span></text:p>
      <text:p text:style-name="Standard"><text:span text:style-name="T5">TestAirlif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96" meta:word-count="721" meta:character-count="4803" meta:non-whitespace-character-count="4169"/>
    <meta:generator>LibreOfficeDev/6.0.5.2$Linux_X86_64 LibreOffice_project/</meta:generator>
  </office:meta>
</office:document-meta>
</file>